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e2aa" officeooo:paragraph-rsid="0002e2aa"/>
    </style:style>
    <style:style style:name="P2" style:family="paragraph" style:parent-style-name="Standard">
      <style:text-properties officeooo:rsid="0002e2aa" officeooo:paragraph-rsid="00040b15"/>
    </style:style>
    <style:style style:name="P3" style:family="paragraph" style:parent-style-name="Standard">
      <style:text-properties fo:language="en" fo:country="US" officeooo:rsid="0002e2aa" officeooo:paragraph-rsid="0002e2aa"/>
    </style:style>
    <style:style style:name="P4" style:family="paragraph" style:parent-style-name="Standard">
      <style:text-properties fo:language="en" fo:country="US" officeooo:rsid="0002e2aa" officeooo:paragraph-rsid="00040b15"/>
    </style:style>
    <style:style style:name="P5" style:family="paragraph" style:parent-style-name="Standard">
      <style:text-properties fo:language="en" fo:country="US" officeooo:rsid="00057fd7" officeooo:paragraph-rsid="00057fd7"/>
    </style:style>
    <style:style style:name="P6" style:family="paragraph" style:parent-style-name="Standard">
      <style:text-properties officeooo:paragraph-rsid="00040b15"/>
    </style:style>
    <style:style style:name="P7" style:family="paragraph" style:parent-style-name="Standard">
      <style:text-properties officeooo:rsid="00040b15" officeooo:paragraph-rsid="00040b15"/>
    </style:style>
    <style:style style:name="T1" style:family="text">
      <style:text-properties officeooo:rsid="0002e2aa"/>
    </style:style>
    <style:style style:name="T2" style:family="text">
      <style:text-properties fo:language="ru" fo:country="RU"/>
    </style:style>
    <style:style style:name="T3" style:family="text">
      <style:text-properties officeooo:rsid="00040b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блема:</text:p>
      <text:p text:style-name="P1">Скорость зарядки</text:p>
      <text:p text:style-name="P1">Решение:</text:p>
      <text:p text:style-name="P1"><text:span text:style-name="T3">С</text:span>менные акумулляторы с автоматической заменой в док-станции.</text:p>
      <text:p text:style-name="P1"/>
      <text:p text:style-name="P6"><text:span text:style-name="T1">Проблема: </text:span></text:p>
      <text:p text:style-name="P6"><text:span text:style-name="T1">Накопление снега на крышке док-станции(возможность его попадания внутрь при открытии)</text:span></text:p>
      <text:p text:style-name="P4"><text:span text:style-name="T2">Решение</text:span>:</text:p>
      <text:p text:style-name="P4"><text:span text:style-name="T2">Выступы на крышке для предотвращения его падения внутрь док-станции при открытии. Так же можно подогревать крышку для того, чтобы снег растапливался, но это черевато накоплением у основания док-станции льда и лишние затраты на энергию.</text:span></text:p>
      <text:p text:style-name="P3"><text:span text:style-name="T2"/></text:p>
      <text:p text:style-name="P2">Проблема:</text:p>
      <text:p text:style-name="P7">необходимость человека для того, чтобы зацепить груз.</text:p>
      <text:p text:style-name="P4"><text:span text:style-name="T2">Решение:</text:span></text:p>
      <text:p text:style-name="P5"><text:span text:style-name="T2">кажется мы забыли подумать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4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4T20:56:18.081000000</meta:creation-date>
    <meta:generator>LibreOffice/7.1.8.1$Windows_X86_64 LibreOffice_project/e1f30c802c3269a1d052614453f260e49458c82c</meta:generator>
    <dc:date>2022-06-14T21:17:19.821000000</dc:date>
    <meta:editing-duration>PT10M51S</meta:editing-duration>
    <meta:editing-cycles>2</meta:editing-cycles>
    <meta:document-statistic meta:table-count="0" meta:image-count="0" meta:object-count="0" meta:page-count="1" meta:paragraph-count="12" meta:word-count="70" meta:character-count="528" meta:non-whitespace-character-count="469"/>
  </office:meta>
</office:document-meta>
</file>